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1" fo:font-size="13.5pt" style:font-size-asian="13.5pt" style:font-size-complex="13.5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1" fo:font-size="13.5pt" officeooo:paragraph-rsid="00060191" style:font-size-asian="13.5pt" style:font-size-complex="13.5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1" fo:font-size="13.5pt" fo:font-weight="bold" style:font-size-asian="13.5pt" style:font-weight-asian="bold" style:font-size-complex="13.5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1" fo:font-size="13.5pt" fo:font-weight="bold" officeooo:paragraph-rsid="00060191" style:font-size-asian="13.5pt" style:font-weight-asian="bold" style:font-size-complex="13.5pt" style:font-weight-complex="bold"/>
    </style:style>
    <style:style style:name="T1" style:family="text">
      <style:text-properties fo:font-variant="normal" fo:text-transform="none" fo:color="#252525" loext:opacity="100%" style:font-name="Roboto" fo:font-size="13.5pt" fo:letter-spacing="normal" fo:font-style="normal" fo:font-weight="normal"/>
    </style:style>
    <style:style style:name="T2" style:family="text">
      <style:text-properties fo:font-variant="normal" fo:text-transform="none" fo:color="#252525" loext:opacity="100%" style:font-name="Roboto" fo:font-size="13.5pt" fo:letter-spacing="normal" fo:font-style="normal" fo:font-weight="normal" officeooo:rsid="00060191"/>
    </style:style>
    <style:style style:name="T3" style:family="text">
      <style:text-properties fo:font-variant="normal" fo:text-transform="none" fo:color="#252525" loext:opacity="100%" style:font-name="Roboto" fo:font-size="13.5pt" fo:letter-spacing="normal" fo:font-style="normal" officeooo:rsid="00060191"/>
    </style:style>
    <style:style style:name="T4" style:family="text">
      <style:text-properties fo:font-variant="normal" fo:text-transform="none" fo:color="#252525" loext:opacity="100%" style:font-name="Roboto" fo:font-size="13.5pt" fo:letter-spacing="normal" fo:language="en" fo:country="US" fo:font-style="normal" fo:font-weight="normal" officeooo:rsid="00060191"/>
    </style:style>
    <style:style style:name="T5" style:family="text">
      <style:text-properties fo:font-variant="normal" fo:text-transform="none" fo:color="#252525" loext:opacity="100%" style:font-name="Roboto" fo:font-size="13.5pt" fo:letter-spacing="normal" fo:language="uk" fo:country="UA" fo:font-style="normal" fo:font-weight="normal" officeooo:rsid="00060191"/>
    </style:style>
    <style:style style:name="T6" style:family="text">
      <style:text-properties fo:font-variant="normal" fo:text-transform="none" fo:color="#252525" loext:opacity="100%" style:font-name="Roboto" fo:letter-spacing="normal" fo:font-style="normal" fo:font-weight="normal"/>
    </style:style>
    <style:style style:name="T7" style:family="text">
      <style:text-properties fo:font-variant="normal" fo:text-transform="none" fo:color="#252525" loext:opacity="100%" style:font-name="Roboto" fo:letter-spacing="normal" fo:font-style="normal" fo:font-weight="normal" officeooo:rsid="00060191"/>
    </style:style>
    <style:style style:name="T8" style:family="text">
      <style:text-properties fo:font-variant="normal" fo:text-transform="none" fo:color="#252525" loext:opacity="100%" style:font-name="Roboto" fo:letter-spacing="normal" fo:font-style="normal" officeooo:rsid="00060191"/>
    </style:style>
    <style:style style:name="T9" style:family="text">
      <style:text-properties fo:font-variant="normal" fo:text-transform="none" fo:color="#252525" loext:opacity="100%" style:font-name="Roboto" fo:letter-spacing="normal" fo:language="uk" fo:country="UA" fo:font-style="normal" fo:font-weight="normal" officeooo:rsid="00060191"/>
    </style:style>
    <style:style style:name="T10" style:family="text">
      <style:text-properties fo:font-variant="normal" fo:text-transform="none" fo:color="#252525" loext:opacity="100%" style:font-name="Roboto" fo:letter-spacing="normal" fo:language="en" fo:country="US" fo:font-style="normal" fo:font-weight="normal" officeooo:rsid="00060191"/>
    </style:style>
    <style:style style:name="T11" style:family="text">
      <style:text-properties fo:font-variant="normal" fo:text-transform="none" fo:color="#252525" loext:opacity="100%" fo:letter-spacing="normal" fo:font-style="normal" fo:font-weight="normal"/>
    </style:style>
    <style:style style:name="T12" style:family="text">
      <style:text-properties fo:font-variant="normal" fo:text-transform="none" fo:color="#252525" loext:opacity="100%" fo:letter-spacing="normal" fo:font-style="normal" fo:font-weight="normal" officeooo:rsid="00060191"/>
    </style:style>
    <style:style style:name="T13" style:family="text">
      <style:text-properties fo:font-variant="normal" fo:text-transform="none" fo:color="#252525" loext:opacity="100%" fo:letter-spacing="normal" fo:font-style="normal" officeooo:rsid="00060191"/>
    </style:style>
    <style:style style:name="T14" style:family="text">
      <style:text-properties fo:font-variant="normal" fo:text-transform="none" fo:color="#252525" loext:opacity="100%" fo:letter-spacing="normal" fo:language="uk" fo:country="UA" fo:font-style="normal" fo:font-weight="normal" officeooo:rsid="00060191"/>
    </style:style>
    <style:style style:name="T15" style:family="text">
      <style:text-properties fo:font-variant="normal" fo:text-transform="none" fo:color="#252525" loext:opacity="100%" fo:letter-spacing="normal" fo:language="en" fo:country="US" fo:font-style="normal" fo:font-weight="normal" officeooo:rsid="00060191"/>
    </style:style>
    <style:style style:name="T16" style:family="text">
      <style:text-properties fo:font-variant="normal" fo:text-transform="none" fo:color="#d1d5db" loext:opacity="100%" style:font-name="S hne" fo:font-size="12pt" fo:letter-spacing="normal" fo:font-style="normal" fo:font-weight="normal" officeooo:rsid="00060191"/>
    </style:style>
    <style:style style:name="T17" style:family="text">
      <style:text-properties fo:font-variant="normal" fo:text-transform="none" fo:color="#d1d5db" loext:opacity="100%" style:font-name="S hne" fo:letter-spacing="normal" fo:font-style="normal" fo:font-weight="normal" officeooo:rsid="00060191"/>
    </style:style>
    <style:style style:name="T18" style:family="text">
      <style:text-properties fo:font-variant="normal" fo:text-transform="none" fo:color="#d1d5db" loext:opacity="100%" fo:letter-spacing="normal" fo:font-style="normal" fo:font-weight="normal" officeooo:rsid="00060191"/>
    </style:style>
    <style:style style:name="T19" style:family="text">
      <style:text-properties fo:font-variant="normal" fo:text-transform="none" fo:color="#d1d5db" loext:opacity="100%" fo:letter-spacing="normal" fo:font-style="normal" fo:font-weight="bold" officeooo:rsid="00060191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060191"/>
    </style:style>
    <style:style style:name="T22" style:family="text">
      <style:text-properties fo:font-variant="normal" fo:text-transform="none" fo:letter-spacing="normal" fo:font-style="normal" officeooo:rsid="00060191"/>
    </style:style>
    <style:style style:name="T23" style:family="text">
      <style:text-properties fo:font-variant="normal" fo:text-transform="none" fo:letter-spacing="normal" fo:font-style="normal" fo:font-weight="bold" officeooo:rsid="00060191" style:font-weight-asian="bold" style:font-weight-complex="bold"/>
    </style:style>
    <style:style style:name="T24" style:family="text">
      <style:text-properties fo:font-variant="normal" fo:text-transform="none" fo:letter-spacing="normal" fo:language="uk" fo:country="UA" fo:font-style="normal" fo:font-weight="normal" officeooo:rsid="00060191"/>
    </style:style>
    <style:style style:name="T25" style:family="text">
      <style:text-properties fo:font-variant="normal" fo:text-transform="none" fo:letter-spacing="normal" fo:language="en" fo:country="US" fo:font-style="normal" fo:font-weight="normal" officeooo:rsid="00060191"/>
    </style:style>
    <style:style style:name="T26" style:family="text">
      <style:text-properties fo:language="uk" fo:country="UA"/>
    </style:style>
    <style:style style:name="T27" style:family="text">
      <style:text-properties fo:language="uk" fo:country="UA" officeooo:rsid="000601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1">Штучний інтелект — це моделювання процесів людського інтелекту машинами, особливо комп’ютерними системами. Конкретні програми ШІ включають експертні системи, обробку природної мови, розпізнавання мови та машинне зір.</text:span></text:p>
      <text:p text:style-name="P1"><text:span text:style-name="T21">Хоч й ШІ допоможе </text:span><text:span text:style-name="T20">зробити багато процесів швидшими та ефективнішими</text:span><text:span text:style-name="T21">. Проте існують серйозні етичні ризики, ризики безпеки та суспільні ризики, пов’язані зі швидким розвитком технологій ШІ. </text:span></text:p>
      <text:p text:style-name="P1"><text:span text:style-name="T21"/></text:p>
      <text:p text:style-name="P3"><text:span text:style-name="T22">Державна політика щодо ШІ</text:span></text:p>
      <text:p text:style-name="P1"><text:span text:style-name="T21">Наразі уряди намагаються наздогнати, коли розробляються та розгортаються програми ШІ. Незважаючи на транснаціональний характер цієї технології, єдиного політичного підходу до регулювання штучного інтелекту чи використання даних немає.</text:span></text:p>
      <text:p text:style-name="P1"><text:span text:style-name="T21">Деякі уряди побоюються, що запровадження суворих правил перешкоджатиме інвестиціям та інноваціям у їхніх країнах і втрачатиме конкурентну перевагу. Таке ставлення загрожує «гонкою на дно», де країни змагаються за мінімізацію регулювання, щоб залучити великі технологічні інвестиції.</text:span></text:p>
      <text:p text:style-name="P1"><text:span text:style-name="T21"/></text:p>
      <text:p text:style-name="P3"><text:span text:style-name="T22">Конфіденційність і ШІ</text:span></text:p>
      <text:p text:style-name="P1"><text:span text:style-name="T21">Найбільшою проблемою, з якою стикається індустрія ШІ, є необхідність узгодити потребу ШІ у великих обсягах структурованих або стандартизованих даних із правом людини на конфіденційність.</text:span></text:p>
      <text:p text:style-name="P1"><text:span text:style-name="T21"/></text:p>
      <text:p text:style-name="P1"><text:span text:style-name="T21">«Голод» штучного інтелекту щодо великих наборів даних безпосередньо суперечить чинному законодавству та культурі конфіденційності.</text:span><text:span text:style-name="T24"> </text:span><text:span text:style-name="T25">З</text:span><text:span text:style-name="T24">аконодавства деяких країн </text:span><text:span text:style-name="T21">обмежує як потенціал для обміну наборами даних, так і сферу автоматизованого прийняття рішень. Ці обмеження обмежують можливості ШІ.</text:span></text:p>
      <text:p text:style-name="P1"><text:span text:style-name="T21"/></text:p>
      <text:p text:style-name="P3"><text:span text:style-name="T22">Етичні проблеми ШІ</text:span></text:p>
      <text:p text:style-name="P1"><text:span text:style-name="T21">ШІ має серйозні етичні наслідки. Оскільки ШІ розвиває власне навчання, ці наслідки можуть бути неочевидними, доки він не буде розгорнутий. Історія штучного інтелекту сповнена етичних недоліків: порушень конфіденційності, упередженості та прийняття рішень штучним інтелектом, які неможливо оскаржити.</text:span></text:p>
      <text:p text:style-name="P1"><text:span text:style-name="T21"/></text:p>
      <text:p text:style-name="P2"><text:span text:style-name="T23">Вплив на робочі місця:</text:span><text:span text:style-name="T21"> </text:span></text:p>
      <text:p text:style-name="P2"><text:span text:style-name="T21">Впровадження автоматизації і інтелектуальних систем може призвести до змін у робочому ринку і втрати робочих місць у певних секторах. Потрібно розглядати можливості для перепідготовки та навчання працівників. </text:span><text:span text:style-name="T2"/></text:p>
      <text:p text:style-name="P1"><text:span text:style-name="T21"/></text:p>
      <text:p text:style-name="P4"><text:span text:style-name="T22">Національна безпека</text:span></text:p>
      <text:p text:style-name="P2"><text:span text:style-name="T21">технології штучного інтелекту впливають на національну безпеку, включаючи занепокоєння щодо використання штучного інтелекту під час кібератак, спостереження та військових застосувань. Уряди можуть бути </text:span><text:soft-page-break/><text:span text:style-name="T21">обережними щодо обміну дослідженнями та технологіями ШІ з іншими країнами через ці проблеми безпек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23:33:13.748000000</meta:creation-date>
    <dc:date>2023-09-08T00:32:38.963000000</dc:date>
    <meta:editing-duration>PT59M25S</meta:editing-duration>
    <meta:editing-cycles>1</meta:editing-cycles>
    <meta:document-statistic meta:table-count="0" meta:image-count="0" meta:object-count="0" meta:page-count="2" meta:paragraph-count="14" meta:word-count="289" meta:character-count="2313" meta:non-whitespace-character-count="2034"/>
    <meta:generator>LibreOffice/7.5.5.2$Windows_X86_64 LibreOffice_project/ca8fe7424262805f223b9a2334bc7181abbcbf5e</meta:generator>
  </office:meta>
</office:document-meta>
</file>